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a97b3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a97b3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a97b3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a97b3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a97b3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a97b3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a97b3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a97b3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a97b3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a97b3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a97b3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a97b3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a97b3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a97b3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a97b3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a97b3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a97b3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MEDIA GENERAL" text:table-type="table" text:column-name="NOMBRES Y APELLIDOS ESTUDIANTE" text:database-name="DATA GENERAL 2023-2024">Jaibert alexander Aleman piñango</text:database-display></text:span><text:span text:style-name="T10">,</text:span><text:span text:style-name="T11"> </text:span><text:span text:style-name="T3">natural del estado </text:span><text:span text:style-name="T7"><text:database-display text:table-name="MATRÍCULA MEDIA GENERAL" text:table-type="table" text:column-name="MUNICIPIO" text:database-name="DATA GENERAL 2023-2024">Libertador</text:database-display></text:span><text:span text:style-name="T10">,</text:span><text:span text:style-name="T3"> quien nació el </text:span><text:span text:style-name="T7"><text:database-display text:table-name="MATRÍCULA MEDIA GENERAL" text:table-type="table" text:column-name="FECHA DE &#10;NACIMIENTO" text:database-name="DATA GENERAL 2023-2024">20/8/2008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MEDIA GENERAL" text:table-type="table" text:column-name="CEDULA DE IDENTIDAD" text:database-name="DATA GENERAL 2023-2024">33281446</text:database-display></text:span><text:span text:style-name="T6">,</text:span><text:span text:style-name="T3"> cursa sus estudios de </text:span><text:span text:style-name="T7"><text:database-display text:table-name="MATRÍCULA MEDIA GENERAL" text:table-type="table" text:column-name="GRADO O AÑO" text:database-name="DATA GENERAL 2023-2024">4TO AÑO</text:database-display></text:span><text:span text:style-name="T3"><text:s/>del nivel de </text:span><text:span text:style-name="T8"><text:database-display text:table-name="MATRÍCULA MEDIA GENERAL" text:table-type="table" text:column-name="NIVEL" text:database-name="DATA GENERAL 2023-2024">Educación Media General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MEDIA GENERAL" text:table-type="table" text:column-name="Nombres y Apellidos Representante" text:database-name="DATA GENERAL 2023-2024">Haddert antonio Aleman perez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MEDIA GENERAL" text:table-type="table" text:column-name="CÉDULA DE &#10;IDENTIDAD" text:database-name="DATA GENERAL 2023-2024">17463357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7:07.478000000</dc:date>
    <meta:print-date>1969-12-31T20:00:00</meta:print-date>
    <meta:editing-cycles>11</meta:editing-cycles>
    <meta:editing-duration>PT1H9M30S</meta:editing-duration>
    <meta:document-statistic meta:table-count="0" meta:image-count="3" meta:object-count="0" meta:page-count="1" meta:paragraph-count="15" meta:word-count="177" meta:character-count="1173" meta:non-whitespace-character-count="1006"/>
    <meta:template xlink:type="simple" xlink:actuate="onRequest" xlink:title="Normal" xlink:href=""/>
  </office:meta>
</office:document-meta>
</file>